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072" officeooo:paragraph-rsid="001ed072"/>
    </style:style>
    <style:style style:name="P2" style:family="paragraph" style:parent-style-name="Standard">
      <style:text-properties officeooo:rsid="001ed072" officeooo:paragraph-rsid="001ed072"/>
    </style:style>
    <style:style style:name="P3" style:family="paragraph" style:parent-style-name="Standard">
      <style:text-properties officeooo:rsid="0020a3af" officeooo:paragraph-rsid="0020a3af"/>
    </style:style>
    <style:style style:name="P4" style:family="paragraph" style:parent-style-name="Standard">
      <style:paragraph-properties fo:text-align="justify" style:justify-single-word="false"/>
      <style:text-properties officeooo:rsid="0020a3af" officeooo:paragraph-rsid="0020a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swers for Assignment 02</text:p>
      <text:p text:style-name="P1">Name: Kaveendra Randeera</text:p>
      <text:p text:style-name="P1"/>
      <text:p text:style-name="P3">Q01)</text:p>
      <text:p text:style-name="P4">Elucidate the following concepts: 'Statically Typed Language', 'Dynamically Typed Language', 'Strongly Typed Language', and 'Loosely Typed Language'? Also, into which of these categories would Java fall?”</text:p>
      <text:p text:style-name="P4"/>
      <text:p text:style-name="P4">A01)</text:p>
      <text:p text:style-name="P4">+<text:tab/>Statically Type Language means that type of each <text:s/>parameters are checked at the time of <text:tab/>compiling.</text:p>
      <text:p text:style-name="P4">+<text:tab/>Dynamically Type Language mans that type of each parameters are checked at the run time <text:tab/>of the code.</text:p>
      <text:p text:style-name="P4">+<text:tab/>Java is a language that follows both Statically type and Dynamically Type.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17:44.488396952</meta:creation-date>
    <dc:date>2023-08-01T11:25:52.100164699</dc:date>
    <meta:editing-duration>PT6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84" meta:character-count="541" meta:non-whitespace-character-count="462"/>
  </office:meta>
</office:document-meta>
</file>